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Table.newTableRow( Rtf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tfTable.getITableColumns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getNestedTable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newTable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Table.setNestedTableDepth( int nestedTable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getRtf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.getHeaderAttri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get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tfTable.setHeaderAttribs( RtfAttributes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writeRtfSuf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.isNested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tfTable.getBorde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writeRtfPref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Table.RtfTable( IRtfTableContainer parent , Writer w , RtfAttributes attrs ,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able.RtfTable( IRtfTableContainer parent , Writer w , ITableColumnsInfo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Table.isHighestRow( int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Table.setBorderAttributes( Rtf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